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064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064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064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064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064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064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064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064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064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064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064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064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064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064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064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064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064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Ender Emilio Aguilar Lòp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9/3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754884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Ender Josè Aguilar Pè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11182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05.32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3" meta:non-whitespace-character-count="995"/>
    <meta:template xlink:type="simple" xlink:actuate="onRequest" xlink:title="Normal" xlink:href=""/>
  </office:meta>
</office:document-meta>
</file>